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 ...</text:p>
      <text:p text:style-name="P1"/>
      <text:p text:style-name="P1"/>
      <text:p text:style-name="P1">Have your parents and grand-parents told you any stories yet about the olden days?</text:p>
      <text:p text:style-name="P1"/>
      <text:p text:style-name="P1">We all need to hear the stories about our families, because that's how we know who we are, and what we belong to.</text:p>
      <text:p text:style-name="P1"/>
      <text:p text:style-name="P1">In his letter to the Romans, Saint Paul writes “I myself am a Israelite”. He knew who he was because he knew the stories about his family, the Israelites: the stories that are in the Bible – stories that became our stories at our Baptism.</text:p>
      <text:p text:style-name="P1"/>
      <text:p text:style-name="P1">What stories can you remember from the Bible? Do you remember the story about Rachel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18$Linux OpenOffice.org_project/680m118$Build-8936</meta:generator>
    <meta:initial-creator>Pamela Mclean</meta:initial-creator>
    <meta:creation-date>2005-08-14T07:51:27</meta:creation-date>
    <dc:creator>Pamela Mclean</dc:creator>
    <dc:date>2005-08-14T08:00:19</dc:date>
    <dc:language>en-US</dc:language>
    <meta:editing-cycles>2</meta:editing-cycles>
    <meta:editing-duration>PT8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98" meta:character-count="524"/>
  </office:meta>
</office:document-meta>
</file>